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700005BD9000031B120E0841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" style:family="paragraph" style:parent-style-name="Standard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3" style:family="paragraph" style:parent-style-name="Standard">
      <style:text-properties style:font-name="微软雅黑" fo:font-size="10pt" style:font-name-asian="微软雅黑" style:font-size-asian="10pt" style:font-size-complex="10pt"/>
    </style:style>
    <style:style style:name="P4" style:family="paragraph" style:parent-style-name="Standard"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5" style:family="paragraph" style:parent-style-name="Standard">
      <style:text-properties style:font-name="微软雅黑" style:font-name-asian="微软雅黑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7" style:family="paragraph" style:parent-style-name="Standard" style:list-style-name="L1">
      <style:text-properties style:font-name="微软雅黑" fo:font-size="10pt" style:font-name-asian="微软雅黑" style:font-size-asian="10pt" style:font-size-complex="10pt"/>
    </style:style>
    <style:style style:name="P8" style:family="paragraph" style:parent-style-name="Standard" style:list-style-name="L2">
      <style:text-properties style:font-name="微软雅黑" fo:font-size="10pt" style:font-name-asian="微软雅黑" style:font-size-asian="10pt" style:font-size-complex="10pt"/>
    </style:style>
    <style:style style:name="P9" style:family="paragraph" style:parent-style-name="Standard" style:list-style-name="L2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10" style:family="paragraph" style:parent-style-name="Standard" style:list-style-name="L4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11" style:family="paragraph" style:parent-style-name="Standard" style:list-style-name="L5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12" style:family="paragraph" style:parent-style-name="Standard" style:list-style-name="L6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13" style:family="paragraph" style:parent-style-name="Standard" style:list-style-name="L7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14" style:family="paragraph" style:parent-style-name="Standard" style:list-style-name="L1">
      <style:text-properties style:font-name="微软雅黑" fo:font-size="10pt" fo:language="en" fo:country="US" style:font-name-asian="微软雅黑" style:font-size-asian="10pt" style:font-size-complex="10pt"/>
    </style:style>
    <style:style style:name="P15" style:family="paragraph" style:parent-style-name="Standard"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16" style:family="paragraph" style:parent-style-name="Standard" style:list-style-name="L3"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17" style:family="paragraph" style:parent-style-name="Standard" style:list-style-name="L4"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18" style:family="paragraph" style:parent-style-name="Standard" style:list-style-name="L6"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19" style:family="paragraph" style:parent-style-name="Standard" style:list-style-name="L8"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20" style:family="paragraph" style:parent-style-name="Heading_20_1">
      <style:text-properties style:font-name="微软雅黑" style:font-name-asian="微软雅黑"/>
    </style:style>
    <style:style style:name="P21" style:family="paragraph" style:parent-style-name="Heading_20_1">
      <style:text-properties style:font-name="微软雅黑" style:font-name-asian="微软雅黑" style:language-asian="zh" style:country-asian="CN"/>
    </style:style>
    <style:style style:name="P22" style:family="paragraph" style:parent-style-name="Heading_20_1">
      <style:text-properties style:font-name="微软雅黑" fo:font-size="16.1000003814697pt" style:font-name-asian="微软雅黑" style:font-size-asian="16.1000003814697pt" style:language-asian="zh" style:country-asian="CN" style:font-size-complex="16.1000003814697pt"/>
    </style:style>
    <style:style style:name="P23" style:family="paragraph" style:parent-style-name="Text_20_body" style:list-style-name="L7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4" style:family="paragraph" style:parent-style-name="Text_20_body" style:list-style-name="L9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5" style:family="paragraph" style:parent-style-name="Text_20_body" style:list-style-name="L10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6" style:family="paragraph" style:parent-style-name="Text_20_body" style:list-style-name="L11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7" style:family="paragraph" style:parent-style-name="Text_20_body" style:list-style-name="L12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8" style:family="paragraph" style:parent-style-name="Text_20_body" style:list-style-name="L13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9" style:family="paragraph" style:parent-style-name="Text_20_body" style:list-style-name="L14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T1" style:family="text">
      <style:text-properties style:language-asian="zh" style:country-asian="CN"/>
    </style:style>
    <style:style style:name="T2" style:family="text">
      <style:text-properties fo:language="en" fo:country="US"/>
    </style:style>
    <style:style style:name="T3" style:family="text">
      <style:text-properties fo:font-size="10pt" style:font-size-asian="10pt" style:language-asian="zh" style:country-asian="CN" style:font-size-complex="10pt"/>
    </style:style>
    <style:style style:name="T4" style:family="text">
      <style:text-properties fo:font-size="10pt" fo:language="en" fo:country="US" style:font-size-asian="10pt" style:language-asian="zh" style:country-asian="CN" style:font-size-complex="10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4cm" fo:text-indent="-0.635cm" fo:margin-left="1.37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TON（安东）</text:p>
      <text:h text:style-name="P20" text:outline-level="1"><text:span text:style-name="T1">ANTON</text:span> helps on:</text:h>
      <text:list xml:id="list29588371" text:style-name="L1">
        <text:list-item>
          <text:p text:style-name="P7">Lead engineer manage test resources and design test plans.</text:p>
        </text:list-item>
        <text:list-item>
          <text:p text:style-name="P7">Engineer record test results.</text:p>
        </text:list-item>
        <text:list-item>
          <text:p text:style-name="P7">Manager observe test schedual and test coverage.</text:p>
        </text:list-item>
        <text:list-item>
          <text:p text:style-name="P14">All data of testing will be conveniently recorded and be represented nicely. </text:p>
        </text:list-item>
      </text:list>
      <text:p text:style-name="P3"/>
      <text:h text:style-name="P20" text:outline-level="1"><text:span text:style-name="T1">ANTON</text:span> has the following things:</text:h>
      <text:list xml:id="list29580037" text:style-name="L2">
        <text:list-item>
          <text:p text:style-name="P8"><text:span text:style-name="T1">Devices管理:</text:span> <text:span text:style-name="T1">有哪些硬件可以使用，有哪些FW可以使用，有哪些OS可以使用。</text:span></text:p>
        </text:list-item>
        <text:list-item>
          <text:p text:style-name="P8"><text:span text:style-name="T1">Systems管理:</text:span> <text:span text:style-name="T1">AVL的数字化，有哪些系统需要测试，每种系统支持哪些硬件和软件。</text:span></text:p>
        </text:list-item>
        <text:list-item>
          <text:p text:style-name="P8"><text:span text:style-name="T1">（暂不实现）Strategies制定:</text:span> <text:span text:style-name="T1">策略，用来确定选何种硬件软件配置组合，确定选哪些测试用例？</text:span></text:p>
        </text:list-item>
        <text:list-item>
          <text:p text:style-name="P8"><text:span text:style-name="T1">Cases管理:</text:span> <text:span text:style-name="T1">测试用例大全</text:span></text:p>
        </text:list-item>
        <text:list-item>
          <text:p text:style-name="P8"><text:span text:style-name="T1">Records记录和查询:</text:span> <text:span text:style-name="T1">记录测试过程</text:span></text:p>
        </text:list-item>
        <text:list-item>
          <text:p text:style-name="P8">Configs<text:span text:style-name="T1">记录和查询</text:span>: <text:span text:style-name="T1">记录测试过程中的机器配置情况</text:span></text:p>
        </text:list-item>
        <text:list-item>
          <text:p text:style-name="P9">设计测试目标，显示测试目标完成情况</text:p>
        </text:list-item>
        <text:list-item>
          <text:p text:style-name="P9">（暂不实现）查询测试进度和测试的coverage</text:p>
        </text:list-item>
      </text:list>
      <text:p text:style-name="P2"/>
      <text:h text:style-name="P21" text:outline-level="1">ANTON system view：</text:h>
      <text:p text:style-name="P2"><draw:frame draw:style-name="fr1" draw:name="graphics1" text:anchor-type="paragraph" svg:width="13.898cm" svg:height="7.165cm" draw:z-index="0"><draw:image xlink:href="Pictures/2000005700005BD9000031B120E08417.svm" xlink:type="simple" xlink:show="embed" xlink:actuate="onLoad"/></draw:frame></text:p>
      <text:h text:style-name="P20" text:outline-level="1">Typical Work Flow:</text:h>
      <text:list xml:id="list29569995" text:style-name="L3">
        <text:list-item>
          <text:p text:style-name="P16">Lead list all the devices he got in hand, and list all FW and OS he got.</text:p>
        </text:list-item>
        <text:list-item>
          <text:p text:style-name="P16">Lead list all systems he maintain, and for each system, list all supported devices.</text:p>
        </text:list-item>
        <text:list-item>
          <text:p text:style-name="P16">（暂不实现）Once a test cycle is coming, lead design a strategy for the testing, he will decide <text:soft-page-break/>which hardware components will be tested, witch oses will be tested, and what test cases will be run. And lead will also make a decision of what kind of combination of hardware, software and test cases will be used. And at last, decide the priority for each components and oses.</text:p>
        </text:list-item>
        <text:list-item>
          <text:p text:style-name="P16">Engineer setup his systems under test and create configs</text:p>
        </text:list-item>
        <text:list-item>
          <text:p text:style-name="P16">Based on each config, engineer can add cases and mark the result of each case.</text:p>
        </text:list-item>
        <text:list-item>
          <text:p text:style-name="P16">Configs can be modified.</text:p>
        </text:list-item>
        <text:list-item>
          <text:p text:style-name="P16">（暂不实现）Manager can read results in different ways. He can quarry what devices has been tested by which ways, can quarry how many test cases has been ran, Etc.</text:p>
        </text:list-item>
      </text:list>
      <text:h text:style-name="P21" text:outline-level="1">Devices：</text:h>
      <text:list xml:id="list29570075" text:style-name="L4">
        <text:list-item>
          <text:p text:style-name="P10">设备类型分为硬件，固件，软件，三种<text:span text:style-name="T2">大类</text:span></text:p>
        </text:list-item>
        <text:list-item>
          <text:p text:style-name="P17">设备细分为若干子类，例如CPU，MEM，SPBIOS，BIOS，OHIA，OS</text:p>
        </text:list-item>
        <text:list-item>
          <text:p text:style-name="P17">使用 id来引用设备，使用名字来显示设备</text:p>
        </text:list-item>
        <text:list-item>
          <text:p text:style-name="P10">设备包含数量信息，标志每种设备有多少。没有的设备用‘-1’表示</text:p>
        </text:list-item>
        <text:list-item>
          <text:p text:style-name="P10">记录设备到手时间等信息，以备注的形式保存</text:p>
        </text:list-item>
        <text:list-item>
          <text:p text:style-name="P10">不记录设备的序列号</text:p>
        </text:list-item>
        <text:list-item>
          <text:p text:style-name="P10">可以记录其他的信息，包括model名称，pn号等。可以为空。</text:p>
        </text:list-item>
      </text:list>
      <text:p text:style-name="P2"/>
      <text:h text:style-name="P21" text:outline-level="1">Systems：</text:h>
      <text:list xml:id="list29590399" text:style-name="L5">
        <text:list-item>
          <text:p text:style-name="P11">列出每种系统支持的硬件，相当于AVL</text:p>
        </text:list-item>
        <text:list-item>
          <text:p text:style-name="P11">列出支持的固件（FW）和软件（OS，OHIA）</text:p>
        </text:list-item>
        <text:list-item>
          <text:p text:style-name="P11">支持的硬件和固件，软件需要在Devices中存在</text:p>
        </text:list-item>
        <text:list-item>
          <text:p text:style-name="P11">记录每一项支持的来源（例如MOD或PM的邮件），以为备注形式保存</text:p>
        </text:list-item>
        <text:list-item>
          <text:p text:style-name="P11">使用id来引用系统，使用名字来显示系统</text:p>
        </text:list-item>
        <text:list-item>
          <text:p text:style-name="P11">可以记录其他信息，包括model名称等，可以为空。</text:p>
        </text:list-item>
      </text:list>
      <text:p text:style-name="P2"/>
      <text:h text:style-name="P22" text:outline-level="1">Strategies：（待定）</text:h>
      <text:list xml:id="list29594565" text:style-name="L6">
        <text:list-item>
          <text:p text:style-name="P12">根据System，Case来制定Strategy</text:p>
        </text:list-item>
        <text:list-item>
          <text:p text:style-name="P12">软件和硬件的组合需要满足的条件</text:p>
        </text:list-item>
        <text:list-item>
          <text:p text:style-name="P12">选择需要运行的Case</text:p>
        </text:list-item>
        <text:list-item>
          <text:p text:style-name="P18">为设备和Case设定优先级，优先级分为三级，P1/P2/P3</text:p>
        </text:list-item>
        <text:list-item>
          <text:p text:style-name="P18">不同的测试领域有不同的strategies，事实上strategies的分组就是不同的测试领域。</text:p>
        </text:list-item>
      </text:list>
      <text:p text:style-name="P2"/>
      <text:h text:style-name="P20" text:outline-level="1">Cases：</text:h>
      <text:list xml:id="list29579605" text:style-name="L7">
        <text:list-item>
          <text:p text:style-name="P13">Case需要分类，每一个Case都属于一种Case类别。</text:p>
        </text:list-item>
        <text:list-item>
          <text:p text:style-name="P23"><text:soft-page-break/>Case需要指定是在哪个阶段使用（bios，os，os installation，sp，跨阶段）</text:p>
        </text:list-item>
        <text:list-item>
          <text:p text:style-name="P13">一个Case<text:span text:style-name="T2">需要依赖一定的</text:span>测试环境。设计Case的时候需要指定其与那些类型的Device相关。相关的Device意味着在该Case执行时，相关联的Device必须是存在的。(不需要，因为测试环境是客观存在的，执行case的时候自然有相应的环境信息)</text:p>
        </text:list-item>
        <text:list-item>
          <text:p text:style-name="P13">Case的执行会导致软件环境（FW，SW）的变化，执行时要设定变化的内容。</text:p>
        </text:list-item>
        <text:list-item>
          <text:p text:style-name="P23">Case的执行情况在Record中记录，Case只记录Case本身的属性。</text:p>
          <text:p text:style-name="P23"/>
        </text:list-item>
      </text:list>
      <text:h text:style-name="P20" text:outline-level="1">Record：</text:h>
      <text:p text:style-name="P2">由Config和Case两方面组成。Record是在一系列Config上的一系列Case的执行。</text:p>
      <text:p text:style-name="P2">Config包含硬件，固件，软件三方面的信息。</text:p>
      <text:p text:style-name="P2">记录Case的时候要检查Case所依赖的Device信息是否完整，不完整的话不能创建记录。</text:p>
      <text:p text:style-name="P2"/>
      <text:p text:style-name="P5"><text:span text:style-name="T3">Con</text:span><text:span text:style-name="T4">figs:</text:span></text:p>
      <text:p text:style-name="P4"/>
      <text:p text:style-name="P4">Execution:</text:p>
      <text:p text:style-name="P4"/>
      <text:h text:style-name="Heading_20_1" text:outline-level="1">Task：</text:h>
      <text:p text:style-name="P4">一个任务（Task），比如Nashua SW1.2.1，指在一个时间阶段中需要完成的总的测试目标。该目标由若干具体的小目标（Target）组成。</text:p>
      <text:p text:style-name="P4"/>
      <text:p text:style-name="P4">Task：</text:p>
      <text:p text:style-name="P4">一组Task是任务分配的最小单位，一个Task包含若干target。一般一个Task专门针对一个具体领域的测试，比如：Onboard HBA，或者System Level Stress</text:p>
      <text:p text:style-name="P4"/>
      <text:p text:style-name="P4">Target：</text:p>
      <text:p text:style-name="P4">每一个target表示，一组devices和这些devices的组合规则，需要进行测试。比如：</text:p>
      <text:p text:style-name="P4">Erie 需要在一个OS中完成fwupdate的测试</text:p>
      <text:p text:style-name="P4">Erie 需要完成os1，os2，os3，os4，os5的安装测试，使用三种不同的磁盘，使用UEFI和Legacy两种bios</text:p>
      <text:p text:style-name="P4">Niwot需要完成HDD的manipulation测试，使用none os环境，和两种OS</text:p>
      <text:p text:style-name="P4"/>
      <text:p text:style-name="P4">CPU QDEW在</text:p>
      <text:p text:style-name="P4">可以分配给工程师</text:p>
      <text:p text:style-name="P4"/>
      <text:p text:style-name="P4"/>
      <text:p text:style-name="P4"/>
      <text:p text:style-name="P4"/>
      <text:p text:style-name="P6"/>
      <text:p text:style-name="P4"><text:soft-page-break/>Model设计</text:p>
      <text:p text:style-name="P4"/>
      <text:p text:style-name="P6"/>
      <text:p text:style-name="P4">UI设计和用户权限</text:p>
      <text:p text:style-name="P4"/>
      <text:p text:style-name="P4">Devices管理页面 </text:p>
      <text:list xml:id="list29593733" text:style-name="L8">
        <text:list-item>
          <text:p text:style-name="P19">Lead编辑，Manager和Engineer不可见</text:p>
        </text:list-item>
        <text:list-item>
          <text:p text:style-name="P19">只能看见和编辑自己创建的devices</text:p>
        </text:list-item>
      </text:list>
      <text:p text:style-name="P4"/>
      <text:p text:style-name="P4"/>
      <text:p text:style-name="P1">System管理页面</text:p>
      <text:list xml:id="list29577894" text:style-name="L9">
        <text:list-item>
          <text:p text:style-name="P24">Lead可以创建和编辑属于自己的System</text:p>
        </text:list-item>
        <text:list-item>
          <text:p text:style-name="P24">所有人可以查看</text:p>
        </text:list-item>
      </text:list>
      <text:p text:style-name="P1"/>
      <text:p text:style-name="P1">TestCase管理页面</text:p>
      <text:list xml:id="list29595561" text:style-name="L10">
        <text:list-item>
          <text:p text:style-name="P25">Lead和Engineer编辑，Manager不可见</text:p>
        </text:list-item>
        <text:list-item>
          <text:p text:style-name="P25">可以看到所有的testcase，但是只能编辑或删除自己创建的testcase</text:p>
        </text:list-item>
      </text:list>
      <text:p text:style-name="P1"/>
      <text:p text:style-name="P1">SUT和config管理页面</text:p>
      <text:list xml:id="list29597467" text:style-name="L11">
        <text:list-item>
          <text:p text:style-name="P26">Lead和Engineer编辑，Manager不可见</text:p>
        </text:list-item>
        <text:list-item>
          <text:p text:style-name="P26">Lead只能看见自己创建的SUT，可以编辑，可以将SUT分配给Engineer。</text:p>
        </text:list-item>
        <text:list-item>
          <text:p text:style-name="P26">Engineer只能看见被分配给自己的SUT，并不能编辑。</text:p>
        </text:list-item>
        <text:list-item>
          <text:p text:style-name="P26">Lead能看见Config，但是不能编辑，Engineer可以看见和编辑所有属于自己的config。</text:p>
        </text:list-item>
      </text:list>
      <text:p text:style-name="P1"/>
      <text:p text:style-name="P1">Record记录页面</text:p>
      <text:list xml:id="list29580095" text:style-name="L12">
        <text:list-item>
          <text:p text:style-name="P27">Engineer编辑，Lead和Manager不可见</text:p>
        </text:list-item>
      </text:list>
      <text:p text:style-name="P1"/>
      <text:p text:style-name="P1">Strategy测试策略制定页面</text:p>
      <text:list xml:id="list29584789" text:style-name="L13">
        <text:list-item>
          <text:p text:style-name="P28">没想好。。。</text:p>
        </text:list-item>
      </text:list>
      <text:p text:style-name="P1"/>
      <text:p text:style-name="P1">Overall信息查看页面</text:p>
      <text:list xml:id="list29583292" text:style-name="L14">
        <text:list-item>
          <text:p text:style-name="P29">Manager查看所有设备和case的执行情况，分时段的执行记录 ，总体进度</text:p>
        </text:list-item>
        <text:list-item>
          <text:p text:style-name="P29">Lead查看测试策略执行情况，生成twiki文本</text:p>
        </text:list-item>
        <text:list-item>
          <text:p text:style-name="P29">Engineer查看自己工作记录，查看策略执行情况，生成twiki文本</text:p>
        </text:list-item>
      </text:list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DT7H19M38S</meta:editing-duration>
    <meta:editing-cycles>40</meta:editing-cycles>
    <meta:generator>Oracle_Open_Office/3.3$Win32 OpenOffice.org_project/330m7$Build-9552</meta:generator>
    <dc:date>2013-05-14T18:17:34.94</dc:date>
    <dc:creator>Jay Li</dc:creator>
    <meta:document-statistic meta:table-count="0" meta:image-count="1" meta:object-count="0" meta:page-count="5" meta:paragraph-count="92" meta:word-count="1055" meta:character-count="3260"/>
    <meta:user-defined meta:name="Info 1"/>
    <meta:user-defined meta:name="Info 2"/>
    <meta:user-defined meta:name="Info 3"/>
    <meta:user-defined meta:name="Info 4"/>
  </office:meta>
</office:document-meta>
</file>